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e1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slaunch turtlebot3_master turtlebot3_master_world1_singleBot.launch – <text:span text:style-name="T1">launch the world</text:span></text:p>
      <text:p text:style-name="Standard"/>
      <text:p text:style-name="Standard"/>
      <text:p text:style-name="Standard"/>
      <text:p text:style-name="Standard">roslaunch obstacle-avoidance-turtlebot obs_aK.launch – <text:span text:style-name="T1">launch the launch file </text:span></text:p>
      <text:p text:style-name="Standard"/>
      <text:p text:style-name="Standard"/>
      <text:p text:style-name="Standard"/>
      <text:p text:style-name="Standard">roslaunch turtlebot3_master turtlebot3_master_world1_singleBotKeyboard.launch </text:p>
      <text:p text:style-name="Standard">rosrun turtlebot_master turtlebot3_teleop_key</text:p>
      <text:p text:style-name="Standard">roslaunch turtlebot3_navigation turtlebot3_navigation.launch map_file:=$HOME/catkin_ws/src/maps/supermap1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4-21T17:35:59.855431935</dc:date>
    <meta:editing-duration>PT11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3" meta:character-count="399" meta:non-whitespace-character-count="377"/>
  </office:meta>
</office:document-meta>
</file>